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4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393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421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2.6cm" svg:y="11.8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2.6cm" svg:y="15.3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2.6cm" svg:y="12.9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6cm" svg:y="1.5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6.667cm" svg:x="12.6cm" svg:y="5.9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Eat()</text:span></text:p>
            <text:p text:style-name="P4"><text:span text:style-name="T2">has_food?()</text:span></text:p>
            <text:p text:style-name="P4"><text:span text:style-name="T2">Drink()</text:span></text:p>
            <text:p text:style-name="P4"><text:span text:style-name="T2">has_drink?(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6cm" svg:y="2.7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8.3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2.1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19.4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495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3.643cm" svg:x="1.5cm" svg:y="23.357cm">
            <text:p text:style-name="P4"><text:span text:style-name="T2">get_menu()</text:span></text:p>
            <text:p text:style-name="P4"><text:span text:style-name="T2">sell_to_guest(guest, consumable)</text:span></text:p>
            <text:p text:style-name="P4"><text:span text:style-name="T2">take_money(guest, amoun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text:p text:style-name="P4"><text:span text:style-name="T2">consumable_available?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.671cm" svg:x="1.5cm" svg:y="19.795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3:53:06.566835000</dc:date>
    <meta:editing-duration>P1DT15H44M4S</meta:editing-duration>
    <meta:editing-cycles>49</meta:editing-cycles>
    <meta:generator>LibreOffice/5.2.6.2$MacOSX_X86_64 LibreOffice_project/a3100ed2409ebf1c212f5048fbe377c281438fdc</meta:generator>
    <meta:document-statistic meta:object-count="20"/>
  </office:meta>
</office:document-meta>
</file>